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88cm" style:use-optimal-row-height="false"/>
    </style:style>
    <style:style style:name="ro2" style:family="table-row">
      <style:table-row-properties style:row-height="4.602cm" style:use-optimal-row-height="false"/>
    </style:style>
    <style:style style:name="ro3" style:family="table-row">
      <style:table-row-properties style:row-height="7.493cm" style:use-optimal-row-height="false"/>
    </style:style>
    <style:style style:name="ro4" style:family="table-row">
      <style:table-row-properties style:row-height="12.553cm" style:use-optimal-row-height="false"/>
    </style:style>
    <style:style style:name="ro5" style:family="table-row">
      <style:table-row-properties style:row-height="1.71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nalyse des risques</text:p>
          </draw:text-box>
        </draw:frame>
        <draw:frame draw:style-name="gr1" draw:text-style-name="P2" draw:layer="layout" svg:width="21.4cm" svg:height="4.517cm" svg:x="3.4cm" svg:y="11.4cm">
          <draw:text-box>
            <text:p>Presenté par : </text:p>
            <text:p><text:tab/><text:tab/><text:tab/>.Marovavy Marie Daniela Formica<text:tab/><text:tab/><text:tab/></text:p>
            <text:p><text:tab/><text:tab/><text:tab/>.Razanadrason Jean Donatien Emmanuel</text:p>
            <text:p><text:tab/><text:tab/><text:tab/>.Soudechaid Djessa</text:p>
            <text:p><text:tab/><text:tab/><text:tab/>.Rakotonatoandro Radonirina Herilanto Judicael</text:p>
            <text:p><text:tab/><text:tab/><text:tab/>.Fakri Yahay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placeholder="true">
          <draw:text-box/>
        </draw:frame>
        <draw:frame draw:style-name="standard" draw:layer="layout" svg:width="25.198cm" svg:height="28.337cm" svg:x="1.721cm" svg:y="0.63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Les périmètres du SMSI</text:p>
              </table:table-cell>
              <table:table-cell>
                <text:p>Les actifs informationels</text:p>
              </table:table-cell>
              <table:table-cell>
                <text:p>Les risques</text:p>
              </table:table-cell>
            </table:table-row>
            <table:table-row table:style-name="ro2" table:default-cell-style-name="gray2">
              <table:table-cell>
                <text:p>Bâtiments où se trouve le directeur, le scolarité, salle info, et les salles de classes.</text:p>
              </table:table-cell>
              <table:table-cell>
                <text:p>Murs , toit et les fenêtres, le droit d’accès entre les bâtiments</text:p>
              </table:table-cell>
              <table:table-cell>
                <text:p>Intrusion dans le buéreau où se trouve la caisse de la scolarité.Vol des materiels.</text:p>
                <text:p>(Ref : ISO 27002 article 11.1.1)</text:p>
                <text:p/>
              </table:table-cell>
            </table:table-row>
            <table:table-row table:style-name="ro3" table:default-cell-style-name="gray1">
              <table:table-cell>
                <text:p>Matériels : L’ordinateur dans le scolarité, dans la bibliothèque, et dans la salle info.</text:p>
              </table:table-cell>
              <table:table-cell>
                <text:p>Le support de stockage</text:p>
                <text:p>Source d’energie</text:p>
                <text:p>Utilisation et emplacement</text:p>
              </table:table-cell>
              <table:table-cell>
                <text:p>Coupure de courant qui peut être detruire les cartes mères (Ref : ISO 27002 article 11.2.2).</text:p>
                <text:p>Perte de données, <text:s/>vol et endommangement (Ref : ISO 27002 article 11.2).</text:p>
                <text:p>Utilisation non autorisé des matériaux <text:s/></text:p>
                <text:p/>
              </table:table-cell>
            </table:table-row>
            <table:table-row table:style-name="ro4" table:default-cell-style-name="gray2">
              <table:table-cell>
                <text:p>Logiciels :</text:p>
                <text:p><text:s/>Logiciel dans la scolarité en charge de la gestion des élèves et des personnels, payment d’écolage et de salaire, gestion des notes et des sujets d’examen.</text:p>
                <text:p/>
                <text:p>Logiciels dans la bibliothèque qui gère la circulation des livres del ‘école.</text:p>
                <text:p><text:line-break/>Logiciel dans la salle info qui gère l’utilisation des postes dedans</text:p>
                <text:p/>
              </table:table-cell>
              <table:table-cell>
                <text:p>Ouverture et fermeture d’une poste de travail.</text:p>
                <text:p/>
                <text:p/>
                <text:p>L’identifiant et le mot de passe de personnel responsable de l’établissements.</text:p>
              </table:table-cell>
              <table:table-cell>
                <text:p>Connexion non autorisé dans une poste de travail qui gère <text:s/>l’ensemble de données valeurs.</text:p>
                <text:p/>
                <text:p>Fuites de sujets, trucages des notes .</text:p>
                <text:p/>
              </table:table-cell>
            </table:table-row>
            <table:table-row table:style-name="ro1" table:default-cell-style-name="gray1"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Les élèves et les personnels</text:p>
              </table:table-cell>
              <table:table-cell>
                <text:p>Les identités et les informations personnels</text:p>
              </table:table-cell>
              <table:table-cell>
                <text:list text:style-name="L1">
                  <text:list-header>
                    <text:p>Chantage , vente des informations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4T14:48:49.590289069</meta:creation-date>
    <meta:editing-duration>PT20M20S</meta:editing-duration>
    <meta:editing-cycles>2</meta:editing-cycles>
    <meta:generator>LibreOffice/6.4.6.2$Linux_X86_64 LibreOffice_project/40$Build-2</meta:generator>
    <dc:title>Blue Curve</dc:title>
    <dc:date>2020-12-14T14:49:03.882584060</dc:date>
    <meta:document-statistic meta:object-count="43"/>
  </office:meta>
</office:document-meta>
</file>